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bbfab6"/>
    </style:style>
    <style:style style:name="P3" style:family="paragraph" style:parent-style-name="Standard">
      <style:text-properties style:font-name="Liberation Serif" officeooo:paragraph-rsid="00bc1506"/>
    </style:style>
    <style:style style:name="P4" style:family="paragraph" style:parent-style-name="Standard">
      <style:text-properties style:font-name="Liberation Serif" officeooo:paragraph-rsid="00c21965"/>
    </style:style>
    <style:style style:name="P5" style:family="paragraph" style:parent-style-name="Standard">
      <style:text-properties style:font-name="Liberation Serif" officeooo:paragraph-rsid="00c3eb53"/>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bbfab6"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bc1506"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bc664b"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bf5e90"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c0763f"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c21965"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c3eb53"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c72a62"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oft-page-break/><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oft-page-break/><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oft-page-break/><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oft-page-break/><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oft-page-break/><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oft-page-break/><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oft-page-break/><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text:span></text:span><text:soft-page-break/><text:span text:style-name="Source_20_Text"><text:span text:style-name="T1">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text:span></text:span><text:soft-page-break/><text:span text:style-name="Source_20_Text"><text:span text:style-name="T1">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text:span></text:span><text:soft-page-break/><text:span text:style-name="Source_20_Text"><text:span text:style-name="T1">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text:span></text:span><text:soft-page-break/><text:span text:style-name="Source_20_Text"><text:span text:style-name="T1">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oft-page-break/><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1"><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oft-page-break/><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text:span text:style-name="Source_20_Text"><text:span text:style-name="T1">Limma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text:span></text:span><text:span text:style-name="Source_20_Text"><text:span text:style-name="T5">representation (ORA = over-representation analysis)</text:span></text:span><text:span text:style-name="Source_20_Text"><text:span text:style-name="T1">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oft-page-break/><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pan text:style-name="Source_20_Text"><text:span text:style-name="T1">This leads to our test statistics, the observed values (=$O$) in the table are significantly different to the expected (=$E=\frac{(A+B \lor C+D)}{N}$ ones. One approach is approximating $\chi^2= \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4"><text:span text:style-name="Source_20_Text"><text:span text:style-name="T1">Here D denotes either for the background distribution which can be the total number of proteins obtained in our experiment, all proteins with annotation </text:span></text:span><text:span text:style-name="Source_20_Text"><text:span text:style-name="T2">or a custom selected background. </text:span></text:span><text:span text:style-name="Source_20_Text"><text:span text:style-name="T7">The background indicates all proteins which could be positive tested for in our observed sample. </text:span></text:span><text:span text:style-name="Source_20_Text"><text:span text:style-name="T2">The </text:span></text:span><text:span text:style-name="Source_20_Text"><text:span text:style-name="T7">above mentioned</text:span></text:span><text:span text:style-name="Source_20_Text"><text:span text:style-name="T2"> </text:span></text:span><text:span text:style-name="Source_20_Text"><text:span text:style-name="T3">three</text:span></text:span><text:span text:style-name="Source_20_Text"><text:span text:style-name="T2"> options are implemented</text:span></text:span><text:span text:style-name="Source_20_Text"><text:span text:style-name="T1"> </text:span></text:span><text:span text:style-name="Source_20_Text"><text:span text:style-name="T2">i</text:span></text:span><text:span text:style-name="Source_20_Text"><text:span text:style-name="T1">n the user interface.</text:span></text:span></text:p>
      <text:p text:style-name="P5"><text:span text:style-name="Source_20_Text"><text:span text:style-name="T3">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 </text:span></text:span></text:p>
      <text:p text:style-name="P5"><text:span text:style-name="Source_20_Text"><text:span text:style-name="T4">Once the enriched protein pathways are determined, they can be visually represented using bar or dotplots, </text:span></text:span><text:span text:style-name="Source_20_Text"><text:span text:style-name="T6">and a network of the found pathways</text:span></text:span><text:span text:style-name="Source_20_Text"><text:span text:style-name="T4">. </text:span></text:span><text:span text:style-name="Source_20_Text"><text:span text:style-name="T9">In the network o</text:span></text:span><text:span text:style-name="Source_20_Text"><text:span text:style-name="T8">ntologies are depicted as nodes, whereas edges show the strength of the interaction by thickness corresponding to the number of associated proteins. </text:span></text:span></text:p>
      <text:p text:style-name="P2"><text:span text:style-name="Source_20_Text"><text:span text:style-name="T1"/></text:span></text:p>
      <text:p text:style-name="P1"><text:span text:style-name="Source_20_Text"><text:span text:style-name="T1">##### Pathway based protein enrichment analysis</text:span></text:span></text:p>
      <text:p text:style-name="P3"><text:span text:style-name="Source_20_Text"><text:span text:style-name="T4">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text:span></text:span></text:p>
      <text:p text:style-name="P3"><text:span text:style-name="Source_20_Text"><text:span text:style-name="T1"/></text:span></text:p>
      <text:p text:style-name="P1"><text:span text:style-name="Source_20_Text"><text:span text:style-name="T1">##### </text:span></text:span><text:span text:style-name="Source_20_Text"><text:span text:style-name="T8">Custom o</text:span></text:span><text:span text:style-name="Source_20_Text"><text:span text:style-name="T1">ntology based protein enrichment analysis</text:span></text:span></text:p>
      <text:p text:style-name="P5"><text:span text:style-name="Source_20_Text"><text:span text:style-name="T7">For </text:span></text:span><text:span text:style-name="Source_20_Text"><text:span text:style-name="T8">custom </text:span></text:span><text:span text:style-name="Source_20_Text"><text:span text:style-name="T7">ontolog</text:span></text:span><text:span text:style-name="Source_20_Text"><text:span text:style-name="T8">ies the </text:span></text:span><text:span text:style-name="Source_20_Text"><text:span text:style-name="T7">protein enrichment analysis </text:span></text:span><text:span text:style-name="Source_20_Text"><text:span text:style-name="T8">is done using the</text:span></text:span><text:span text:style-name="Source_20_Text"><text:span text:style-name="T7"> R bioconductor package piano \citep{Vaeremo2013}. In opposite to the pathway enrichment, piano maps proteins to a pre-selected gene collection set, which can be either downloaded from gsea-msigdb.org</text:span></text:span><text:span text:style-name="Source_20_Text"><text:span text:style-name="T1"> </text:span></text:span><text:span text:style-name="Source_20_Text"><text:span text:style-name="T7">or custom made for the particular experiment and explains conditions, phenotype or other desired properties.</text:span></text:span></text:p>
      <text:p text:style-name="P5"><text:span text:style-name="Source_20_Text"><text:span text:style-name="T7">For statistical testing the above explained Fisher exact test </text:span></text:span><text:span text:style-name="Source_20_Text"><text:span text:style-name="T9">is used</text:span></text:span><text:span text:style-name="Source_20_Text"><text:span text:style-name="T8">.</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07T13:19:48.822261699</dc:date>
    <meta:editing-duration>P1DT11H23M19S</meta:editing-duration>
    <meta:editing-cycles>39</meta:editing-cycles>
    <meta:document-statistic meta:table-count="0" meta:image-count="0" meta:object-count="0" meta:page-count="21" meta:paragraph-count="551" meta:word-count="8752" meta:character-count="65544" meta:non-whitespace-character-count="53446"/>
  </office:meta>
</office:document-meta>
</file>